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P3" style:family="paragraph" style:parent-style-name="Standard">
      <style:paragraph-properties fo:margin-top="0in" fo:margin-bottom="0in" fo:line-height="100%" fo:text-align="start" style:justify-single-word="false"/>
      <style:text-properties fo:font-variant="normal" fo:text-transform="none" fo:color="#3b3d40" style:font-name="Georgia" fo:font-size="10.5pt" fo:letter-spacing="normal" fo:font-style="normal" fo:font-weight="normal" style:font-size-asian="10.5pt" style:font-size-complex="10.5pt"/>
    </style:style>
    <style:style style:name="P4" style:family="paragraph" style:parent-style-name="Standard">
      <style:paragraph-properties fo:margin-top="0in" fo:margin-bottom="0in" fo:line-height="100%"/>
    </style:style>
    <style:style style:name="P5" style:family="paragraph" style:parent-style-name="Standard">
      <style:paragraph-properties fo:margin-top="0in" fo:margin-bottom="0in" fo:line-height="100%" fo:text-align="start" style:justify-single-word="false"/>
    </style:style>
    <style:style style:name="P6" style:family="paragraph" style:parent-style-name="Standard">
      <style:paragraph-properties fo:margin-top="0in" fo:margin-bottom="0in" fo:line-height="100%" fo:text-align="start" style:justify-single-word="false"/>
      <style:text-properties style:font-name="Georgia" fo:font-size="10.5pt" style:font-size-asian="10.5pt" style:font-size-complex="10.5pt"/>
    </style:style>
    <style:style style:name="T1" style:family="text">
      <style:text-properties fo:font-weight="bold" style:font-weight-asian="bold" style:font-weight-complex="bold"/>
    </style:style>
    <style:style style:name="T2" style:family="text">
      <style:text-properties fo:font-variant="normal" fo:text-transform="none" fo:color="#3b3d40" style:font-name="Georgia" fo:font-size="10.5pt" fo:letter-spacing="normal" fo:font-style="normal" fo:font-weight="normal" style:font-size-asian="10.5pt" style:font-size-complex="10.5pt"/>
    </style:style>
    <style:style style:name="T3" style:family="text">
      <style:text-properties fo:font-variant="normal" fo:text-transform="none" fo:color="#3b3d40" style:font-name="Georgia" fo:font-size="10.5pt" fo:letter-spacing="normal" fo:font-style="normal" fo:font-weight="bold" style:font-size-asian="10.5pt" style:font-weight-asian="bold" style:font-size-complex="10.5pt" style:font-weight-complex="bold"/>
    </style:style>
    <style:style style:name="T4" style:family="text">
      <style:text-properties fo:font-variant="normal" fo:text-transform="none" fo:color="#3b3d40" fo:letter-spacing="normal" fo:font-style="normal" fo:font-weight="bold" style:font-weight-asian="bold" style:font-weight-complex="bold"/>
    </style:style>
    <style:style style:name="T5" style:family="text">
      <style:text-properties fo:font-variant="normal" fo:text-transform="none" fo:color="#3b3d40" fo:letter-spacing="normal" fo:font-style="normal" fo:font-weight="normal"/>
    </style:style>
    <style:style style:name="T6" style:family="text">
      <style:text-properties fo:color="#000000"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7"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8" style:family="text">
      <style:text-properties style:font-name="Georgia" fo:font-size="10.5pt" fo:font-weight="bold" style:font-size-asian="10.5pt" style:font-weight-asian="bold" style:font-size-complex="10.5pt" style:font-weight-complex="bold"/>
    </style:style>
    <style:style style:name="T9" style:family="text">
      <style:text-properties style:font-name="Georgia" fo:font-size="10.5pt" style:font-size-asian="10.5pt" style:font-size-complex="10.5pt"/>
    </style:style>
    <style:style style:name="T10" style:family="text">
      <style:text-properties fo:language="none" fo:country="none" style:font-name-asian="Georgia" style:language-asian="none" style:country-asian="none" style:font-name-complex="Georgia" style:language-complex="none" style:country-complex="none"/>
    </style:style>
    <style:style style:name="T11"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Stumbling in the Dark</text:span></text:p>
      <text:p text:style-name="P1"><text:span text:style-name="T1">Read:</text:span> Matthew 25:1-13</text:p>
      <text:p text:style-name="P4"><text:span text:style-name="T8">Text:</text:span><text:span text:style-name="T9"> </text:span><text:span text:style-name="T7">John 11:10 “But if a man walk in the night, he stumbleth, because there is no light in him.”</text:span></text:p>
      <text:p text:style-name="P4"><text:span text:style-name="T6"/></text:p>
      <text:p text:style-name="P6"><text:span text:style-name="T4">Introduction:</text:span><text:span text:style-name="T5"> Oil is used throughout the Bible and is usually a type of the Spirit of the Lord. <text:s/>In the Tabernacle and Temple it was used as fuel for the the golden lamp stand. <text:s/>It was also used to anoint the head of those who were ministering in both the temple and tabernacle. <text:s/>In the story of the 10 virgins it represents the presence of the Holy Spirit in relation to the marriage of the Lamb. Some time ago I was reading through this story and jotted down some ideas as they came to mind. <text:s/>I have not been able to put them in a rhyming form or found words beginning with the same letter as some preachers would. <text:s/>I will preach them in the order that they came to me.</text:span></text:p>
      <text:p text:style-name="P6"><text:span text:style-name="T5"/></text:p>
      <text:p text:style-name="P3"><text:span text:style-name="T1">I. A virginal life is not enough to get you to Jesus.</text:span> <text:s/>Let me put it this way: You cannot be good enough to get to heaven. <text:s/>If you've been trying to be good enough to be included in the wedding then you need to just give up. <text:s/></text:p>
      <text:p text:style-name="P3"><text:s text:c="2"/><text:span text:style-name="T11">A pure life is not necessarily a filled life</text:span>. <text:s/>You can check all the boxes on the righteous behavior form and still be empty on the inside. <text:s/>How many times have you heard (at a funeral or viewing) He/she was a good person? To be fair, how many times have you heard the opposite? <text:s/>Good people don't go to heaven. <text:s/>People who recognize their absolute unworthiness and come trusting in the provider of the oil of salvation are the ones who get in. </text:p>
      <text:p text:style-name="P3"/>
      <text:p text:style-name="P3"><text:span text:style-name="T1">II. A wise person doesn't give up his/her oil.</text:span> <text:s/>It may seem selfish but <text:s/>my oil was provided for me and it is not for you. <text:s/>It cannot save you. What you can get from me is information, passion, excitement, and urging to do the right thing. <text:s/>The oil of the Spirit of the Lord can not be produced of provided by another person no matter how much they want you to have it. <text:s/>I know how much you and I want to see our children saved and our families following the scriptures but you and I are unable to save them. <text:s/>We would if we could but we cannot. We cannot repent for them. We cannot even be sorry for them. <text:s/>We cannot accept Christ for them. We cannot give them of our oil. <text:s/>Have you ever known someone who has walked away from Christ as a result of giving in to the sinful whims of a lost family member? <text:s/>They are usually someone who was trying so hard to fix their own situation or to give of their own oil. <text:s/>When their way didn't work they became discouraged and wrongly assumed that either others in the church or that God had failed them. <text:s/>Another significant truth to see here is that we must reach out to others with prayer and dependence on the Holy Spirits' help rather than our great arguments. <text:s/>Our oil is not able to save: only the oil of the Spirit of the Lord can save.</text:p>
      <text:p text:style-name="P3"/>
      <text:p text:style-name="P3"><text:span text:style-name="T1">III. A wise person sends you to the one who has the oil.</text:span> <text:s/>There is someone who has an abundant supply of exactly what you need. <text:s/>Even if I could give you of my oil it wouldn't be enough and it would deplete my supply till it wouldn't be enough so neither of us would be able to get in. <text:s/>There are many in the churches in America today who are getting their oil from a preacher who doesn't even have access himself to genuine oil. <text:s text:c="2"/></text:p>
      <text:p text:style-name="P3"><text:s text:c="2"/>When the message is all about what you can get for yourselves from a positive frame of mind and a monetary contribution followed by a (repeat after me) prayer you are not getting your oil from the right source. <text:s/>When you are praising your church or your leader more than the name of Christ then you need to check out your source of oil. <text:s/>Genuine truth reveals that you are not able to produce your own oil. <text:s/>You can only get the oil that you need from one who has oil to give.</text:p>
      <text:p text:style-name="P3"/>
      <text:p text:style-name="P5"><text:span text:style-name="T3">IV. There is a cost to fill your lamp.</text:span><text:span text:style-name="T2"> <text:s/>What is the price to have the presence of God in my life? <text:s/>Jesus informed the rich young ruler what the cost was. <text:s/>Remember that this young man had a stellar resume. <text:s/>He had a record of obedience to the law so Jesus told him that he only lacked one thing. <text:s/>In </text:span><text:span text:style-name="T7">Mark 10:21 “Then Jesus beholding him loved him, and said unto him, One thing thou lackest: go thy way, sell whatsoever thou hast, and give to the poor, and thou shalt have treasure in heaven: and come, take up the cross, and follow me.” <text:s/>To follow Him is to remove all the things in your life that are more important than Him. <text:s/>What was more important to the unwise virgins than their oil? <text:s/>It seems that it was their sleep (there's nothing wrong with resting as long as your oil is filled up). <text:s/>In the Old Testament we see this illustrated in the life of Elisha called to replace Elijah as the prophet of his day. <text:s/>He slew the oxen that he was plowing with, fed all his neighbors with the meat and ran after Elijah. <text:s/></text:span></text:p>
      <text:p text:style-name="P5"><text:span text:style-name="T7"/></text:p>
      <text:p text:style-name="P3"><text:span text:style-name="T1">Conclude: <text:s/>The way of detecting a lack of oil is that the lamp goes out.</text:span><text:span text:style-name="T10"> <text:s/>Two years ago I awoke on Christmas day to discover that the heat was not working in my house. <text:s/>I tried to relight the pilot light several times. Only after that failed did I go outside to check the propane level and I discovered that I had run out of fuel. <text:s/>All the matches in the world could not solve this problem. <text:s/>A furnace repairman would be useless in this situation. What I needed was a fill up of fuel. <text:s/>If your light is out; if your fire is flickering then it's time to check your fuel level. <text:s/>If you are needing a fill up this morning then you are in the right place to talk to the provider of the exact thing that you ne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 </dc:creator>
    <meta:editing-cycles>18</meta:editing-cycles>
    <meta:creation-date>2014-03-28T17:34:00</meta:creation-date>
    <dc:date>2020-11-12T13:13:36.07</dc:date>
    <meta:editing-duration>P7DT21H20M43S</meta:editing-duration>
    <meta:generator>OpenOffice/4.1.3$Win32 OpenOffice.org_project/413m1$Build-9783</meta:generator>
    <meta:printed-by>j </meta:printed-by>
    <meta:print-date>2020-06-28T08:33:33.47</meta:print-date>
    <meta:document-statistic meta:table-count="0" meta:image-count="0" meta:object-count="0" meta:page-count="1" meta:paragraph-count="11" meta:word-count="1057" meta:character-count="540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